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86835684907056532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519796143380193192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8871151187624984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0340354737457535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65462550119831933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84142232784091896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9141235955097879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41403604520544160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7593630" text:continue-list="list49141235955097879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4841326595794782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59366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58905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7600608"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760405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598504"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12158411674218293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7005419622095205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9751127664398266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58745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27664645320080529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2414643226901728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04080339188054615" text:style-name="L15">
        <text:list-item>
          <text:list>
            <text:list-header>
              <text:p text:style-name="P183">1.5 miles averaging about 9:40/mile and rest 1 min</text:p>
            </text:list-header>
          </text:list>
        </text:list-item>
      </text:list>
      <text:p text:style-name="P24">1 mile in 8:26 and rest 2 min</text:p>
      <text:list xml:id="list134268923466861906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36468716497805736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596928"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33480824660833689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56224554857480629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31265066515340595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7618056" text:continue-list="list2562245548574806298" text:style-name="L19">
        <text:list-item>
          <text:list>
            <text:list-header>
              <text:p text:style-name="P187">(Pace*HR)=1240</text:p>
            </text:list-header>
          </text:list>
        </text:list-item>
      </text:list>
      <text:list xml:id="list27587503" text:continue-list="list1334808246608336891" text:style-name="L18">
        <text:list-item>
          <text:list>
            <text:list-header>
              <text:p text:style-name="P186">2 miles at 10:46/mile Ave HR= 121 bpm and rest a few minutes</text:p>
            </text:list-header>
          </text:list>
        </text:list-item>
      </text:list>
      <text:list xml:id="list27610035" text:continue-list="list2761805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761258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71017302318548037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306448578825851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6518201476928695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13433958477910268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8280503720610834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6890869795199874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759321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59843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53547970431840733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94384439801091952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0228922497526723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7748520014282367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735469875306921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34645900125865849" text:style-name="L32">
        <text:list-item>
          <text:list>
            <text:list-header>
              <text:p text:style-name="P197">0.25 miles in 2:54</text:p>
              <text:p text:style-name="P197">1 mile in 9:21 going faster as I ran and ending at around 8:30 pace</text:p>
            </text:list-header>
          </text:list>
        </text:list-item>
      </text:list>
      <text:list xml:id="list27570419004482846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989403341769943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1512286768641949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8944459575521429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4923616987764422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p text:style-name="P24">0.6 miles at about 9:50/mile pace, <text:s/>½ mile in about 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1192834459760944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3T07:34:47.74</dc:date>
    <dc:creator>James Lombardi</dc:creator>
    <meta:editing-duration>P28DT20H22M36S</meta:editing-duration>
    <meta:editing-cycles>2128</meta:editing-cycles>
    <meta:generator>OpenOffice/4.1.2$Win32 OpenOffice.org_project/412m3$Build-9782</meta:generator>
    <meta:document-statistic meta:table-count="0" meta:image-count="9" meta:object-count="0" meta:page-count="211" meta:paragraph-count="6151" meta:word-count="66518" meta:character-count="340643"/>
  </office:meta>
</office:document-meta>
</file>